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012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3.455cm"/>
    </style:style>
    <style:style style:name="co9" style:family="table-column">
      <style:table-column-properties fo:break-before="auto" style:column-width="4.676cm"/>
    </style:style>
    <style:style style:name="co10" style:family="table-column">
      <style:table-column-properties fo:break-before="auto" style:column-width="4.514cm"/>
    </style:style>
    <style:style style:name="co11" style:family="table-column">
      <style:table-column-properties fo:break-before="auto" style:column-width="4.008cm"/>
    </style:style>
    <style:style style:name="co12" style:family="table-column">
      <style:table-column-properties fo:break-before="auto" style:column-width="6.56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/>
      <style:text-properties style:use-window-font-color="true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font-name="Liberation Sans" style:font-name-asian="DejaVu Sans" style:font-name-complex="FreeSans"/>
    </style:style>
    <style:style style:name="ce13" style:family="table-cell" style:parent-style-name="Default">
      <style:table-cell-properties fo:background-color="#ff6600"/>
      <style:text-properties style:font-name="Liberation Sans" style:font-name-asian="DejaVu Sans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UML Object</text:p>
          </table:table-cell>
          <table:table-cell table:style-name="ce1" office:value-type="string" calcext:value-type="string">
            <text:p>Stereotyp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Unit test</text:p>
          </table:table-cell>
          <table:table-cell table:style-name="ce3" office:value-type="string" calcext:value-type="string">
            <text:p>Independent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Cmake</text:p>
          </table:table-cell>
          <table:table-cell table:style-name="ce1" office:value-type="string" calcext:value-type="string">
            <text:p>Make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yle <text:s text:c="4"/></text:p>
          </table:table-cell>
          <table:table-cell table:number-columns-repeated="2"/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og-level </text:p>
          </table:table-cell>
          <table:table-cell office:value-type="string" calcext:value-type="string">
            <text:p>0|1|2</text:p>
          </table:table-cell>
          <table:table-cell/>
          <table:table-cell office:value-type="string" calcext:value-type="string">
            <text:p><text:s/>Supported</text:p>
          </table:table-cell>
          <table:table-cell table:number-columns-repeated="3" office:value-type="string" calcext:value-type="string">
            <text:p><text:s/>Support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ase <text:s text:c="5"/></text:p>
          </table:table-cell>
          <table:table-cell office:value-type="string" calcext:value-type="string">
            <text:p>..</text:p>
          </table:table-cell>
          <table:table-cell/>
          <table:table-cell table:number-columns-repeated="4" office:value-type="string" calcext:value-type="string">
            <text:p><text:s/>Support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version <text:s text:c="2"/></text:p>
          </table:table-cell>
          <table:table-cell table:number-columns-repeated="2"/>
          <table:table-cell table:number-columns-repeated="4" office:value-type="string" calcext:value-type="string">
            <text:p><text:s/>Not Supporte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uild-dir </text:p>
          </table:table-cell>
          <table:table-cell table:number-columns-repeated="2"/>
          <table:table-cell table:number-columns-repeated="2" office:value-type="string" calcext:value-type="string">
            <text:p><text:s/>Supported </text:p>
          </table:table-cell>
          <table:table-cell table:style-name="ce9" office:value-type="string" calcext:value-type="string">
            <text:p><text:s/>Ignored</text:p>
          </table:table-cell>
          <table:table-cell office:value-type="string" calcext:value-type="string">
            <text:p><text:s/>Not 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2" office:value-type="string" calcext:value-type="string">
            <text:p><text:s/>Supported 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office:value-type="string" calcext:value-type="string">
            <text:p><text:s/>Added to top Jamfile and users of library but not the library itself.</text:p>
          </table:table-cell>
          <table:table-cell office:value-type="string" calcext:value-type="string">
            <text:p><text:s/>Added to top Jamfile (for users of library).</text:p>
          </table:table-cell>
          <table:table-cell office:value-type="string" calcext:value-type="string">
            <text:p><text:s/>Added to top CmakeLists.txt (for users of library).</text:p>
          </table:table-cell>
          <table:table-cell office:value-type="string" calcext:value-type="string">
            <text:p><text:s/>Added to top makefiles (for users of library)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office:value-type="string" calcext:value-type="string">
            <text:p><text:s/>Ignored</text:p>
          </table:table-cell>
          <table:table-cell table:number-columns-repeated="3" office:value-type="string" calcext:value-type="string">
            <text:p>Shared library bui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6" office:value-type="string" calcext:value-type="string">
            <text:p><text:s/>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4" table:style-name="ce7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4" office:value-type="string" calcext:value-type="string">
            <text:p><text:s/>Ignor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style-name="ce7" office:value-type="string" calcext:value-type="string">
            <text:p><text:s/>applied to users of library but not the library itself.</text:p>
          </table:table-cell>
          <table:table-cell table:number-columns-repeated="3" table:style-name="ce7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style-name="ce8" office:value-type="string" calcext:value-type="string">
            <text:p><text:s/>Not Supported</text:p>
          </table:table-cell>
          <table:table-cell table:number-columns-repeated="3" office:value-type="string" calcext:value-type="string">
            <text:p>Shared library bui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8" office:value-type="string" calcext:value-type="string">
            <text:p><text:s/>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style-name="ce9" office:value-type="string" calcext:value-type="string">
            <text:p><text:s/>Ignored</text:p>
          </table:table-cell>
          <table:table-cell table:number-columns-repeated="3" table:style-name="ce7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4" office:value-type="string" calcext:value-type="string">
            <text:p><text:s/>Ignor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8" office:value-type="string" calcext:value-type="string">
            <text:p><text:s/>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4" table:style-name="ce10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9" office:value-type="string" calcext:value-type="string">
            <text:p><text:s/>Ignored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9" office:value-type="string" calcext:value-type="string">
            <text:p><text:s/>Ignored</text:p>
          </table:table-cell>
          <table:table-cell table:number-columns-repeated="2" office:value-type="string" calcext:value-type="string">
            <text:p><text:s/>applied to single source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3" office:value-type="string" calcext:value-type="string">
            <text:p><text:s/>applied to users of library (but not the *static* library itself.)</text:p>
          </table:table-cell>
          <table:table-cell office:value-type="string" calcext:value-type="string">
            <text:p><text:s/>applied to library and its us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style-name="ce9" office:value-type="string" calcext:value-type="string">
            <text:p><text:s/>FAIL: "static" added to source includes</text:p>
          </table:table-cell>
          <table:table-cell office:value-type="string" calcext:value-type="string">
            <text:p><text:s/>Ignored</text:p>
          </table:table-cell>
          <table:table-cell table:number-columns-repeated="2" table:style-name="ce9" office:value-type="string" calcext:value-type="string">
            <text:p><text:s/>FAIL: "static" added to source includ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office:value-type="string" calcext:value-type="string">
            <text:p><text:s/>As per flags/include/ldflags properties</text:p>
          </table:table-cell>
          <table:table-cell office:value-type="string" calcext:value-type="string">
            <text:p>inc/flag to src, ldflags to exe target.</text:p>
          </table:table-cell>
          <table:table-cell table:style-name="ce9" office:value-type="string" calcext:value-type="string">
            <text:p>Fail: quoted string incorrectly handled</text:p>
          </table:table-cell>
          <table:table-cell table:style-name="ce9" office:value-type="string" calcext:value-type="string">
            <text:p>Fail: LINK option applied to library but not user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9" office:value-type="string" calcext:value-type="string">
            <text:p><text:s/>Ignored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9" office:value-type="string" calcext:value-type="string">
            <text:p><text:s/>Ignored</text:p>
          </table:table-cell>
          <table:table-cell table:number-columns-repeated="2" office:value-type="string" calcext:value-type="string">
            <text:p><text:s/>applied to single source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execut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style-name="ce11" office:value-type="string" calcext:value-type="string">
            <text:p><text:s/>Ignored</text:p>
          </table:table-cell>
          <table:table-cell table:number-columns-repeated="3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8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office:value-type="string" calcext:value-type="string">
            <text:p><text:s/>As per flags/include/ldflags properties</text:p>
          </table:table-cell>
          <table:table-cell office:value-type="string" calcext:value-type="string">
            <text:p>inc/flag to src, ldflags to exe target.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2" office:value-type="string" calcext:value-type="string">
            <text:p><text:s/>Applied to local library source file(s)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local library source file and users of libra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2" office:value-type="string" calcext:value-type="string">
            <text:p><text:s/>applied to users of library (but not the *static* library itself.)</text:p>
          </table:table-cell>
          <table:table-cell office:value-type="string" calcext:value-type="string">
            <text:p><text:s/>applied to users of library as well as the library itself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style-name="ce8" office:value-type="string" calcext:value-type="string">
            <text:p><text:s/>Ignored</text:p>
          </table:table-cell>
          <table:table-cell table:number-columns-repeated="3" office:value-type="string" calcext:value-type="string">
            <text:p>Shared library bui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style-name="ce8" office:value-type="string" calcext:value-type="string">
            <text:p><text:s/>Ignored</text:p>
          </table:table-cell>
          <table:table-cell table:number-columns-repeated="3" table:style-name="ce8" office:value-type="string" calcext:value-type="string">
            <text:p>Same as 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2" office:value-type="string" calcext:value-type="string">
            <text:p><text:s/>Ignored</text:p>
          </table:table-cell>
          <table:table-cell table:number-columns-repeated="2" table:style-name="ce9" office:value-type="string" calcext:value-type="string">
            <text:p>hdr and Link use, flags 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2" office:value-type="string" calcext:value-type="string">
            <text:p><text:s/>applied to local executable source file(s)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local executable source file(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execut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8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4" table:style-name="ce10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 table:number-columns-repeated="2"/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.</text:p>
          </table:table-cell>
          <table:table-cell/>
          <table:table-cell table:number-columns-repeated="4" office:value-type="string" calcext:value-type="string">
            <text:p>P : No effec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1.4</text:p>
          </table:table-cell>
          <table:table-cell/>
          <table:table-cell table:number-columns-repeated="4" office:value-type="string" calcext:value-type="string">
            <text:p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ype(shared)</text:p>
          </table:table-cell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No effect (not supported)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DPROJ_FLAG</text:p>
          </table:table-cell>
          <table:table-cell/>
          <table:table-cell office:value-type="string" calcext:value-type="string">
            <text:p>Applied to project</text:p>
          </table:table-cell>
          <table:table-cell table:number-columns-repeated="3" table:style-name="ce12" office:value-type="string" calcext:value-type="string">
            <text:p>Applied to proj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$(OPENMP)</text:p>
          </table:table-cell>
          <table:table-cell/>
          <table:table-cell table:number-columns-repeated="4" table:style-name="ce12" office:value-type="string" calcext:value-type="string">
            <text:p>Applied to proj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/exe</text:p>
          </table:table-cell>
          <table:table-cell/>
          <table:table-cell table:number-columns-repeated="4" table:style-name="ce12" office:value-type="string" calcext:value-type="string">
            <text:p>Applied to proj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uild-dir</text:p>
          </table:table-cell>
          <table:table-cell office:value-type="string" calcext:value-type="string">
            <text:p>build</text:p>
          </table:table-cell>
          <table:table-cell/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/src</text:p>
          </table:table-cell>
          <table:table-cell/>
          <table:table-cell table:number-columns-repeated="3" table:style-name="ce12" office:value-type="string" calcext:value-type="string">
            <text:p>Applied only to source</text:p>
          </table:table-cell>
          <table:table-cell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DSRC_FLAG</text:p>
          </table:table-cell>
          <table:table-cell/>
          <table:table-cell office:value-type="string" calcext:value-type="string">
            <text:p>Applied only to source</text:p>
          </table:table-cell>
          <table:table-cell table:number-columns-repeated="3" table:style-name="ce12" office:value-type="string" calcext:value-type="string">
            <text:p>Applied only to sour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/lib</text:p>
          </table:table-cell>
          <table:table-cell/>
          <table:table-cell table:number-columns-repeated="4"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DEXE_FLAG</text:p>
          </table:table-cell>
          <table:table-cell/>
          <table:table-cell table:number-columns-repeated="4"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t2t source</text:p>
          </table:table-cell>
          <table:table-cell table:number-columns-repeated="4" table:style-name="ce12" office:value-type="string" calcext:value-type="string">
            <text:p>Applied to doc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man target</text:p>
          </table:table-cell>
          <table:table-cell table:number-columns-repeated="2" table:style-name="ce12" office:value-type="string" calcext:value-type="string">
            <text:p>Rule applied to target</text:p>
          </table:table-cell>
          <table:table-cell table:style-name="ce12" office:value-type="string" calcext:value-type="string">
            <text:p>Names build flag</text:p>
          </table:table-cell>
          <table:table-cell table:style-name="ce12" office:value-type="string" calcext:value-type="string">
            <text:p>Rule applied to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MANDIR</text:p>
          </table:table-cell>
          <table:table-cell office:value-type="string" calcext:value-type="string">
            <text:p>t2t man target</text:p>
          </table:table-cell>
          <table:table-cell table:number-columns-repeated="4"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ildfile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man target</text:p>
          </table:table-cell>
          <table:table-cell table:number-columns-repeated="4" table:style-name="ce12" office:value-type="string" calcext:value-type="string">
            <text:p>Included (per targe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t man</text:p>
          </table:table-cell>
          <table:table-cell office:value-type="string" calcext:value-type="string">
            <text:p>t2t man target</text:p>
          </table:table-cell>
          <table:table-cell table:number-columns-repeated="3" table:style-name="ce12" office:value-type="string" calcext:value-type="string">
            <text:p>Applied, flag name from 'other' prop</text:p>
          </table:table-cell>
          <table:table-cell table:style-name="ce12" office:value-type="string" calcext:value-type="string">
            <text:p>Applied directl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html target</text:p>
          </table:table-cell>
          <table:table-cell table:number-columns-repeated="2" table:style-name="ce12" office:value-type="string" calcext:value-type="string">
            <text:p>Rule applied to target</text:p>
          </table:table-cell>
          <table:table-cell table:style-name="ce12" office:value-type="string" calcext:value-type="string">
            <text:p>Names build flag</text:p>
          </table:table-cell>
          <table:table-cell table:style-name="ce12" office:value-type="string" calcext:value-type="string">
            <text:p>Rule applied to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HTMLDIR</text:p>
          </table:table-cell>
          <table:table-cell office:value-type="string" calcext:value-type="string">
            <text:p>t2t html target</text:p>
          </table:table-cell>
          <table:table-cell table:number-columns-repeated="4"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ildfile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html target</text:p>
          </table:table-cell>
          <table:table-cell table:number-columns-repeated="4" table:style-name="ce12" office:value-type="string" calcext:value-type="string">
            <text:p>Included (per targe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t html</text:p>
          </table:table-cell>
          <table:table-cell office:value-type="string" calcext:value-type="string">
            <text:p>t2t html target</text:p>
          </table:table-cell>
          <table:table-cell table:number-columns-repeated="3" table:style-name="ce12" office:value-type="string" calcext:value-type="string">
            <text:p>Applied, flag name from 'other' prop</text:p>
          </table:table-cell>
          <table:table-cell table:style-name="ce12" office:value-type="string" calcext:value-type="string">
            <text:p>Applied directl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fortran source</text:p>
          </table:table-cell>
          <table:table-cell table:number-columns-repeated="3" table:style-name="ce13" office:value-type="string" calcext:value-type="string">
            <text:p>Ignored</text:p>
          </table:table-cell>
          <table:table-cell table:style-name="ce12" office:value-type="string" calcext:value-type="string">
            <text:p>Applied to sour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$(FORTRANLIBS)</text:p>
          </table:table-cell>
          <table:table-cell/>
          <table:table-cell table:number-columns-repeated="4" table:style-name="ce12" office:value-type="string" calcext:value-type="string">
            <text:p>Applied to main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-lm</text:p>
          </table:table-cell>
          <table:table-cell office:value-type="string" calcext:value-type="string">
            <text:p>library source</text:p>
          </table:table-cell>
          <table:table-cell table:style-name="ce12" office:value-type="string" calcext:value-type="string">
            <text:p>Applied to user of library containing src</text:p>
          </table:table-cell>
          <table:table-cell office:value-type="string" calcext:value-type="string">
            <text:p>Added to lib linkflags, will go to lib users</text:p>
          </table:table-cell>
          <table:table-cell office:value-type="string" calcext:value-type="string">
            <text:p>Added to lib users</text:p>
          </table:table-cell>
          <table:table-cell office:value-type="string" calcext:value-type="string">
            <text:p>Added to lib linkflags, will go to lib us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ype(static)</text:p>
          </table:table-cell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No effect (not supported)</text:p>
          </table:table-cell>
          <table:table-cell table:number-columns-repeated="3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ype(shared)</text:p>
          </table:table-cell>
          <table:table-cell office:value-type="string" calcext:value-type="string">
            <text:p>shared</text:p>
          </table:table-cell>
          <table:table-cell/>
          <table:table-cell table:style-name="ce8" office:value-type="string" calcext:value-type="string">
            <text:p>No effect (not supported)</text:p>
          </table:table-cell>
          <table:table-cell table:number-columns-repeated="3" table:style-name="ce8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-PROPERTIES (requires language pf <text:s/>non-c++ source to be automatically detected)</text:p>
          </table:table-cell>
          <table:table-cell table:number-columns-repeated="2"/>
          <table:table-cell office:value-type="string" calcext:value-type="string">
            <text:p>multi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document as source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-PROPERTIES</text:p>
          </table:table-cell>
          <table:table-cell table:number-columns-repeated="2"/>
          <table:table-cell office:value-type="string" calcext:value-type="string">
            <text:p>multid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Multi-dir project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-PROPERTIES</text:p>
          </table:table-cell>
          <table:table-cell table:number-columns-repeated="2"/>
          <table:table-cell office:value-type="string" calcext:value-type="string">
            <text:p>multita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Multi-target single dir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-PROPERTIES</text:p>
          </table:table-cell>
          <table:table-cell table:number-columns-repeated="2"/>
          <table:table-cell office:value-type="string" calcext:value-type="string">
            <text:p>single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imple target.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extern_l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arget with Qt3 lib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req QTDIR set on command line</text:p>
          </table:table-cell>
          <table:table-cell table:number-columns-repeated="4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s/>FLAGS/HDR/LINK </text:p>
          </table:table-cell>
          <table:table-cell/>
          <table:table-cell office:value-type="string" calcext:value-type="string">
            <text:p>general+boost</text:p>
          </table:table-cell>
          <table:table-cell table:number-columns-repeated="4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q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ildfile</text:p>
          </table:table-cell>
          <table:table-cell office:value-type="string" calcext:value-type="string">
            <text:p>qt</text:p>
          </table:table-cell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0:Sheet1.AMJ5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0000-00-00T09:53:16.547297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Finnerty</meta:initial-creator>
    <meta:creation-date>2017-11-30T19:12:46.745566690</meta:creation-date>
    <dc:date>2017-12-13T22:18:50.560665985</dc:date>
    <dc:creator>Justin Finnerty</dc:creator>
    <meta:editing-duration>PT11H26M38S</meta:editing-duration>
    <meta:editing-cycles>27</meta:editing-cycles>
    <meta:generator>LibreOffice/4.1.6.2$Linux_X86_64 LibreOffice_project/410m0$Build-2</meta:generator>
    <meta:document-statistic meta:table-count="1" meta:cell-count="831" meta:object-count="0"/>
  </office:meta>
</office:document-meta>
</file>